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impleContentModel.SimpleContentModel( short operator , QName firstChild , QName second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ContentModel.validate( QName [ ] children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